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visibility="collapse" table:default-cell-style-name="Default"/>
        <table:table-column table:style-name="co5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visibility="collapse" table:default-cell-style-name="ce13"/>
        <table:table-column table:style-name="co5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5" office:value-type="string">
            <text:p>S4</text:p>
          </table:table-cell>
          <table:table-cell table:style-name="ce9" office:value-type="string">
            <text:p>S5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5" office:value-type="string">
            <text:p>S4</text:p>
          </table:table-cell>
          <table:table-cell table:style-name="ce9" office:value-type="string">
            <text:p>S5</text:p>
          </table:table-cell>
          <table:table-cell table:style-name="ce13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" office:value-type="float" office:value="2">
            <text:p>2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Karlzén, Henrik </text:p>
          </table:table-cell>
          <table:table-cell table:style-name="ce4" table:formula="oooc:=0+([.K2]&gt;=50)+([.L2]&gt;=7)+([.M2]&gt;12)+([.N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K3]&gt;=50)+([.L3]&gt;=7)+([.M3]&gt;12)+([.N3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K4]&gt;=50)+([.L4]&gt;=7)+([.M4]&gt;12)+([.N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K5]&gt;=50)+([.L5]&gt;=7)+([.M5]&gt;12)+([.N5]&gt;=1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K6]&gt;=50)+([.L6]&gt;=7)+([.M6]&gt;12)+([.N6]&gt;=1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K7]&gt;=50)+([.L7]&gt;=7)+([.M7]&gt;12)+([.N7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Lehmann, Patrick </text:p>
          </table:table-cell>
          <table:table-cell table:style-name="ce4" table:formula="oooc:=0+([.K8]&gt;=50)+([.L8]&gt;=7)+([.M8]&gt;12)+([.N8]&gt;=1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K9]&gt;=50)+([.L9]&gt;=7)+([.M9]&gt;12)+([.N9]&gt;=1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K10]&gt;=50)+([.L10]&gt;=7)+([.M10]&gt;12)+([.N10]&gt;=1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K11]&gt;=50)+([.L11]&gt;=7)+([.M11]&gt;12)+([.N11]&gt;=10)" office:value-type="float" office:value="3">
            <text:p>3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6.5">
            <text:p>17</text:p>
          </table:table-cell>
          <table:table-cell table:style-name="ce14"/>
          <table:table-cell table:style-name="ce13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K12]&gt;=50)+([.L12]&gt;=7)+([.M12]&gt;12)+([.N12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" office:value-type="float" office:value="2">
            <text:p>2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K13]&gt;=50)+([.L13]&gt;=7)+([.M13]&gt;12)+([.N13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.5">
            <text:p>13</text:p>
          </table:table-cell>
          <table:table-cell table:style-name="ce10"/>
          <table:table-cell/>
          <table:table-cell table:style-name="ce2" office:value-type="string">
            <text:p>Marculescu, Bogdan </text:p>
          </table:table-cell>
          <table:table-cell table:style-name="ce4" table:formula="oooc:=0+([.K14]&gt;=50)+([.L14]&gt;=7)+([.M14]&gt;12)+([.N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.5">
            <text:p>16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K15]&gt;=50)+([.L15]&gt;=7)+([.M15]&gt;12)+([.N1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K16]&gt;=50)+([.L16]&gt;=7)+([.M16]&gt;12)+([.N16]&gt;=10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">
            <text:p>15</text:p>
          </table:table-cell>
          <table:table-cell table:style-name="ce10"/>
          <table:table-cell/>
          <table:table-cell table:style-name="ce2" office:value-type="string">
            <text:p>Moberg, Anders </text:p>
          </table:table-cell>
          <table:table-cell table:style-name="ce4" table:formula="oooc:=0+([.K17]&gt;=50)+([.L17]&gt;=7)+([.M17]&gt;12)+([.N17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10.5">
            <text:p>11</text:p>
          </table:table-cell>
          <table:table-cell table:style-name="ce10"/>
          <table:table-cell/>
          <table:table-cell table:style-name="ce2" office:value-type="string">
            <text:p>Mona Diana, Amza </text:p>
          </table:table-cell>
          <table:table-cell table:style-name="ce4" table:formula="oooc:=0+([.K18]&gt;=50)+([.L18]&gt;=7)+([.M18]&gt;12)+([.N18]&gt;=1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K19]&gt;=50)+([.L19]&gt;=7)+([.M19]&gt;12)+([.N19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K20]&gt;=50)+([.L20]&gt;=7)+([.M20]&gt;12)+([.N20]&gt;=10)" office:value-type="float" office:value="2">
            <text:p>2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6" office:value-type="float" office:value="12.5">
            <text:p>13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/>
          <table:table-cell table:style-name="ce2" office:value-type="string">
            <text:p>Persson, Gustav </text:p>
          </table:table-cell>
          <table:table-cell table:style-name="ce4" table:formula="oooc:=0+([.K21]&gt;=50)+([.L21]&gt;=7)+([.M21]&gt;12)+([.N21]&gt;=1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K22]&gt;=50)+([.L22]&gt;=7)+([.M22]&gt;12)+([.N2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K23]&gt;=50)+([.L23]&gt;=7)+([.M23]&gt;12)+([.N23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K24]&gt;=50)+([.L24]&gt;=7)+([.M24]&gt;12)+([.N24]&gt;=1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K25]&gt;=50)+([.L25]&gt;=7)+([.M25]&gt;12)+([.N25]&gt;=10)" office:value-type="float" office:value="3">
            <text:p>3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office:value-type="float" office:value="17.5">
            <text:p>1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K26]&gt;=50)+([.L26]&gt;=7)+([.M26]&gt;12)+([.N26]&gt;=10)" office:value-type="float" office:value="3">
            <text:p>3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K27]&gt;=50)+([.L27]&gt;=7)+([.M27]&gt;12)+([.N27]&gt;=1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Siriwardanagea, Nihal </text:p>
          </table:table-cell>
          <table:table-cell table:style-name="ce4" table:formula="oooc:=0+([.K28]&gt;=50)+([.L28]&gt;=7)+([.M28]&gt;12)+([.N28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number-columns-repeated="2"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K29]&gt;=50)+([.L29]&gt;=7)+([.M29]&gt;12)+([.N29]&gt;=1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7.5">
            <text:p>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/>
          <table:table-cell table:style-name="ce2" office:value-type="string">
            <text:p>Sribuaphuan, Naruemol </text:p>
          </table:table-cell>
          <table:table-cell table:style-name="ce4" table:formula="oooc:=0+([.K30]&gt;=50)+([.L30]&gt;=7)+([.M30]&gt;12)+([.N30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K31]&gt;=50)+([.L31]&gt;=7)+([.M31]&gt;12)+([.N31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0.5">
            <text:p>11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vensson, Andreas </text:p>
          </table:table-cell>
          <table:table-cell table:style-name="ce4" table:formula="oooc:=0+([.K32]&gt;=50)+([.L32]&gt;=7)+([.M32]&gt;12)+([.N32]&gt;=10)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" office:value-type="float" office:value="3">
            <text:p>3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Svensson, Mattias </text:p>
          </table:table-cell>
          <table:table-cell table:style-name="ce4" table:formula="oooc:=0+([.K33]&gt;=50)+([.L33]&gt;=7)+([.M33]&gt;12)+([.N33]&gt;=1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K34]&gt;=50)+([.L34]&gt;=7)+([.M34]&gt;12)+([.N3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K35]&gt;=50)+([.L35]&gt;=7)+([.M35]&gt;12)+([.N35]&gt;=1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K36]&gt;=50)+([.L36]&gt;=7)+([.M36]&gt;12)+([.N36]&gt;=10)" office:value-type="float" office:value="3">
            <text:p>3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K37]&gt;=50)+([.L37]&gt;=7)+([.M37]&gt;12)+([.N37]&gt;=1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" office:value-type="float" office:value="3">
            <text:p>3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10"/>
          <table:table-cell/>
          <table:table-cell table:style-name="ce2" office:value-type="string">
            <text:p>Thuresson, Andreas </text:p>
          </table:table-cell>
          <table:table-cell table:style-name="ce4" table:formula="oooc:=0+([.K38]&gt;=50)+([.L38]&gt;=7)+([.M38]&gt;12)+([.N38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7.5">
            <text:p>18</text:p>
          </table:table-cell>
          <table:table-cell table:style-name="ce10"/>
          <table:table-cell/>
          <table:table-cell table:style-name="ce2" office:value-type="string">
            <text:p>Trninic, Predrag </text:p>
          </table:table-cell>
          <table:table-cell table:style-name="ce4" table:formula="oooc:=0+([.K39]&gt;=50)+([.L39]&gt;=7)+([.M39]&gt;12)+([.N39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K40]&gt;=50)+([.L40]&gt;=7)+([.M40]&gt;12)+([.N40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K41]&gt;=50)+([.L41]&gt;=7)+([.M41]&gt;12)+([.N41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" office:value-type="float" office:value="4">
            <text:p>4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6" office:value-type="float" office:value="20">
            <text:p>20</text:p>
          </table:table-cell>
          <table:table-cell table:style-name="ce10"/>
          <table:table-cell/>
          <table:table-cell table:style-name="ce2" office:value-type="string">
            <text:p>Voronov, Alexey </text:p>
          </table:table-cell>
          <table:table-cell table:style-name="ce4" table:formula="oooc:=0+([.K42]&gt;=50)+([.L42]&gt;=7)+([.M42]&gt;12)+([.N42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K43]&gt;=50)+([.L43]&gt;=7)+([.M43]&gt;12)+([.N43]&gt;=1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6" office:value-type="float" office:value="10">
            <text:p>10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K44]&gt;=50)+([.L44]&gt;=7)+([.M44]&gt;12)+([.N44]&gt;=1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" office:value-type="float" office:value="3">
            <text:p>3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Özdemir, Celal Barış</text:p>
          </table:table-cell>
          <table:table-cell table:style-name="ce4" table:formula="oooc:=0+([.K45]&gt;=50)+([.L45]&gt;=7)+([.M45]&gt;12)+([.N45]&gt;=10)" office:value-type="float" office:value="0">
            <text:p>0</text:p>
          </table:table-cell>
          <table:table-cell table:style-name="ce6"/>
          <table:table-cell table:style-name="ce4"/>
          <table:table-cell table:number-columns-repeated="2" table:style-name="ce6"/>
          <table:table-cell table:style-name="ce10"/>
          <table:table-cell table:style-name="ce13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" office:value-type="float" office:value="3">
            <text:p>3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5.5">
            <text:p>16</text:p>
          </table:table-cell>
          <table:table-cell table:style-name="ce10"/>
          <table:table-cell table:number-columns-repeated="9"/>
        </table:table-row>
        <table:table-row table:style-name="ro1" table:number-rows-repeated="6548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2008-12-01</text:date>, <text:time>11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1T11:25:00</dc:date>
    <meta:printed-by>Gustav Munkby</meta:printed-by>
    <meta:print-date>2008-11-03T13:05:35</meta:print-date>
    <dc:language>sv-SE</dc:language>
    <meta:editing-cycles>16</meta:editing-cycles>
    <meta:editing-duration>PT10H1M34S</meta:editing-duration>
    <meta:user-defined meta:name="Info 1"/>
    <meta:user-defined meta:name="Info 2"/>
    <meta:user-defined meta:name="Info 3"/>
    <meta:user-defined meta:name="Info 4"/>
    <meta:document-statistic meta:table-count="3" meta:cell-count="548"/>
  </office:meta>
</office:document-meta>
</file>